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5605222677455949460"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text:span><text:span text:style-name="T1">меня</text:span><text:span text:style-name="T1">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152">Кажется, я уже встречал это раньше! Не помню только, где и когда.</text:p>
      <text:p text:style-name="P152"/>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text:soft-page-break/>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text:soft-page-break/></text:p>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text:soft-page-break/>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text:soft-page-break/>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text:soft-page-break/>–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oft-page-break/><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2">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soft-page-break/>…</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text:soft-page-break/>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text:soft-page-break/></text:p>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text:soft-page-break/>…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oft-page-break/><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text:soft-page-break/>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text:soft-page-break/>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3">–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2"><text:soft-page-break/><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4" text:outline-level="2">2<text:span text:style-name="T1">9</text:span>. Отбытие</text:h>
      <text:p text:style-name="P117"/>
      <text:p text:style-name="P102"><text:span text:style-name="T11">– </text:span>Оп-па! – пробормотала Эпплджек. – Нежданчик!</text:p>
      <text:p text:style-name="P102">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text:soft-page-break/>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text:soft-page-break/>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text:soft-page-break/>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text:soft-page-break/>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soft-page-break/>***</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text:span><text:soft-page-break/><text:span text:style-name="T1">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oft-page-break/><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oft-page-break/><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text:soft-page-break/>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text:soft-page-break/>–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text:soft-page-break/>–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text:soft-page-break/>–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text:soft-page-break/></text:p>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text:soft-page-break/>–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4">~~~</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2">&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text:soft-page-break/>–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3"/>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18T15:48:30.05</dc:date>
    <meta:editing-duration>P163DT12H55M34S</meta:editing-duration>
    <meta:editing-cycles>1043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9" meta:paragraph-count="5025" meta:word-count="109779" meta:character-count="698058"/>
  </office:meta>
</office:document-meta>
</file>